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padding="0.0193in" fo:border="0.06pt solid #d9d9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urante la segunda mitad del siglo pasado, la manipulación de objetos a la micro y nanoescala se ha convertido en un campo de investigación crucial debido a su importancia para el desarrollo de nuevas tecnologías. En este contexto, se ha demostrado experimentalmente que los microscopios electrónicos de transmisión pueden utilizarse para inducir movimiento en nanopartículas (NPs) mediante la aplicación de fuerzas de repulsión o atracción generadas por el haz de electrones. Por lo tanto, se han realizado esfuerzos significativos para desarrollar técnicas no destructivas para atrapar, mover y ensamblar micro y nanoestructuras.</text:p>
      <text:p text:style-name="P1">Actualmente, el microscopio electrónico de transmisión (TEM por sus siglas en inglés) es uno de los instrumentos más utilizados para el estudio de nanoestructuras. Se ha encontrado que los haces de electrones utilizados por el TEM pueden ser una herramienta efectiva para la manipulación de nanoestructuras. Desde 2004, se ha investigado el movimiento que los haces de electrones de TEM inducen en las nanopartículas, y se ha demostrado que pueden ejercer fuerzas y torcas sobre ellas. Esta técnica se conoce como pinzas electrónicas, similar a las pinzas ópticas.</text:p>
      <text:p text:style-name="P1">Para aprovechar al máximo el potencial de las pinzas electrónicas, es necesario comprender los principios físicos detrás de la interacción entre las nanopartículas y los haces de electrones del TEM. Esto ha motivado la realización de investigaciones teóricas sobre la dinámica de nanopartículas debida a los haces de electrones. La mayoría de los trabajos teóricos se han centrado en el estudio de la fuerza y el momento lineal que los haces de electrones transfieren a las nanopartículas, dejando pendiente el estudio de la torca y la transferencia de momento angular.</text:p>
      <text:p text:style-name="P1">Con el advenimiento de las tecnologías de vórtices electrónicos (haces de electrones con momento angular orbital bien definido), el estudio de la dinámica angular que los haces de electrones producen en las nanopartículas se ha vuelto indispensable. Por lo tanto, los avances en las pinzas electrónicas y los vórtices electrónicos requieren un estudio detallado de las características rotacionales en la interacción entre los haces de electrones y las nanopartículas.</text:p>
      <text:p text:style-name="P1">La interacción entre haces de electrones y nanopartículas (NPs) esféricas ha sido abordada teóricamente en numerosas ocasiones desde el punto de vista de la electrodinámica clásica, resolviendo las ecuaciones de Maxwell en el espacio de frecuencias. En particular, se ha estudiado la transferencia de momento lineal de un electrón rápido a una NP, lo que implica una integral de superficie cerrada del tensor de esfuerzos de Maxwell y una integral en el espacio de frecuencias.</text:p>
      <text:p text:style-name="P1">En estudios anteriores, se utilizaron reglas de Newton-Cotes (NC) para la integración numérica, lo que demostró que el momento lineal transferido a la NP es principalmente atractivo hacia la trayectoria del electrón, pero se vuelve repulsivo para parámetros de impacto pequeños. Estos resultados concuerdan cualitativamente con las observaciones experimentales. Sin embargo, los trabajos teóricos previos caracterizaron las NPs con una función dieléctrica obtenida mediante la interpolación y extrapolación de datos experimentales, lo que no garantiza funciones dieléctricas causales y puede llevar a resultados no físicos. Además, las reglas NC utilizadas convergen lentamente en comparación con una cuadratura gaussiana y no proporcionan estimaciones de error sin cálculos adicionales que son computacionalmente demandantes.</text:p>
      <text:p text:style-name="P1">Estudios recientes han demostrado que una convergencia numérica deficiente y la falta de causalidad en las funciones dieléctricas pueden generar resultados no físicos al calcular la transferencia de <text:soft-page-break/>momento lineal utilizando la solución retardada de las ecuaciones de Maxwell en el espacio de frecuencias. Para abordar estas limitaciones, se han obtenido expresiones analíticas para el espectro de momento lineal transferido utilizando el método de cuadratura de Gauss-Kronrod (GK) y el método Doble-Exponencial para la integración numérica. El método GK proporciona una convergencia numérica más rápida que las reglas NC y también proporciona estimaciones de error sin cálculos adicionales. Por otro lado, el método Doble-Exponencial es óptimo para la integración numérica en intervalos no acotados.</text:p>
      <text:p text:style-name="P1">Para garantizar la confiabilidad física de los resultados, se ha probado la causalidad de las funciones dieléctricas utilizadas para describir las NPs y se ha discutido el efecto de la no causalidad en la transferencia de momento lineal. También se han estudiado las contribuciones multipolares y de los campos eléctrico y magnético al momento lineal transferido, así como las contribuciones de los campos electromagnéticos generados por el electrón y los dispersados por la NP. Se han obtenido resultados cuantitativamente válidos para la transferencia de momento lineal a NPs grandes, de hasta 50 nm de radio, hechas de aluminio, oro, plata y bismuto.</text:p>
      <text:p text:style-name="P1">En contraste con los resultados reportados por estudios teóricos anteriores, se ha encontrado que la transferencia de momento lineal a la NP es siempre atractiva hacia la trayectoria del haz de electrones, independientemente del tamaño de la NP y de la energía o parámetro de impacto del haz.</text:p>
      <text:p text:style-name="P1">Recientemente se llevó a cabo un estudio teórico sobre la transferencia de momento angular de un haz de electrones de un TEM a una nanopartícula. Utilizando un modelo electrodinámico clásico, se obtuvieron expresiones para la transferencia de momento angular en nanopartículas esféricas con una respuesta electromagnética homogénea e isotrópica de diferentes tamaños, incluyendo aluminio, oro y bismuto. La investigación se centró en la nanoescala y se desarrolló una metodología numérica que permite el estudio de nanopartículas de cualquier tamaño.</text:p>
      <text:p text:style-name="P1">Aunque se logró estudiar la transferencia de momento angular en nanopartículas de aluminio de hasta 50 nm de radio con una respuesta tipo Drude, para los materiales con respuestas electromagnéticas más realistas como el oro y bismuto, se excedieron las capacidades computacionales disponibles. Por lo tanto, solo se presentan resultados para nanopartículas de aluminio (tipo Drude) de 1 nm, 5 nm, 10 nm, 20 nm y 50 nm de radio. Para las nanopartículas de oro y bismuto, solo se presentan resultados para radios de 1 nm, 5 nm y 10 nm (con resultados solo para el límite de partícula pequeña en 10 nm).</text:p>
      <text:p text:style-name="P1">Los cálculos realizados en el estudio muestran que la transferencia de momento angular tiene valores que varían de 10^-4 h para nanopartículas de aluminio, oro y bismuto de 1 nm de radio, hasta 10^-1 h para nanopartículas de aluminio de 50 nm.</text:p>
      <text:p text:style-name="P1"/>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0T08:51:22.826842260</meta:creation-date>
    <dc:date>2023-04-20T08:55:54.172627970</dc:date>
    <meta:editing-duration>PT4M31S</meta:editing-duration>
    <meta:editing-cycles>1</meta:editing-cycles>
    <meta:document-statistic meta:table-count="0" meta:image-count="0" meta:object-count="0" meta:page-count="2" meta:paragraph-count="12" meta:word-count="1013" meta:character-count="6672" meta:non-whitespace-character-count="5671"/>
    <meta:generator>LibreOffice/7.3.7.2$Linux_X86_64 LibreOffice_project/30$Build-2</meta:generator>
  </office:meta>
</office:document-meta>
</file>